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0.8722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1.2556in"/>
    </style:style>
    <style:style style:name="Table1.D" style:family="table-column">
      <style:table-column-properties style:column-width="1.3722in"/>
    </style:style>
    <style:style style:name="Table1.E" style:family="table-column">
      <style:table-column-properties style:column-width="1.4361in"/>
    </style:style>
    <style:style style:name="Table2" style:family="table">
      <style:table-properties style:width="6.5in" table:align="left"/>
    </style:style>
    <style:style style:name="Table2.A" style:family="table-column">
      <style:table-column-properties style:column-width="0.8722in"/>
    </style:style>
    <style:style style:name="Table2.B" style:family="table-column">
      <style:table-column-properties style:column-width="1.5639in"/>
    </style:style>
    <style:style style:name="Table2.C" style:family="table-column">
      <style:table-column-properties style:column-width="1.2556in"/>
    </style:style>
    <style:style style:name="Table2.D" style:family="table-column">
      <style:table-column-properties style:column-width="1.3722in"/>
    </style:style>
    <style:style style:name="Table2.E" style:family="table-column">
      <style:table-column-properties style:column-width="1.4361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text-properties officeooo:rsid="006e81f5" officeooo:paragraph-rsid="006e81f5"/>
    </style:style>
    <style:style style:name="P2" style:family="paragraph" style:parent-style-name="header">
      <style:text-properties officeooo:rsid="00671659" officeooo:paragraph-rsid="00671659"/>
    </style:style>
    <style:style style:name="P3" style:family="paragraph" style:parent-style-name="_5f_bodyIndent1">
      <style:text-properties officeooo:rsid="00671659" officeooo:paragraph-rsid="00671659"/>
    </style:style>
    <style:style style:name="P4" style:family="paragraph" style:parent-style-name="_5f_bodyIndent1">
      <style:text-properties officeooo:rsid="00674625" officeooo:paragraph-rsid="00674625"/>
    </style:style>
    <style:style style:name="P5" style:family="paragraph" style:parent-style-name="_5f_bodyIndent1">
      <style:text-properties officeooo:rsid="006784ea" officeooo:paragraph-rsid="006784ea"/>
    </style:style>
    <style:style style:name="P6" style:family="paragraph" style:parent-style-name="_5f_bodyIndent1">
      <style:text-properties officeooo:rsid="0069482b" officeooo:paragraph-rsid="0069482b"/>
    </style:style>
    <style:style style:name="P7" style:family="paragraph" style:parent-style-name="_5f_bodyIndent1">
      <style:text-properties officeooo:paragraph-rsid="006a74a9"/>
    </style:style>
    <style:style style:name="P8" style:family="paragraph" style:parent-style-name="_5f_bodyIndent1">
      <style:text-properties officeooo:rsid="006c49ea" officeooo:paragraph-rsid="006c49ea"/>
    </style:style>
    <style:style style:name="P9" style:family="paragraph" style:parent-style-name="_5f_bodyIndent1">
      <style:text-properties officeooo:rsid="006e81f5" officeooo:paragraph-rsid="006e81f5"/>
    </style:style>
    <style:style style:name="P10" style:family="paragraph" style:parent-style-name="_5f_bodyIndent1">
      <style:paragraph-properties fo:margin-left="0in" fo:margin-right="0in" fo:text-indent="0in" style:auto-text-indent="false"/>
      <style:text-properties officeooo:rsid="00671659" officeooo:paragraph-rsid="00671659"/>
    </style:style>
    <style:style style:name="P11" style:family="paragraph" style:parent-style-name="_5f_code">
      <style:text-properties officeooo:rsid="00674625" officeooo:paragraph-rsid="00674625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able_20_Contents">
      <style:text-properties officeooo:rsid="0069482b" officeooo:paragraph-rsid="0069482b"/>
    </style:style>
    <style:style style:name="P14" style:family="paragraph" style:parent-style-name="Table_20_Contents">
      <style:paragraph-properties fo:text-align="center" style:justify-single-word="false"/>
      <style:text-properties officeooo:rsid="0069482b" officeooo:paragraph-rsid="0069482b"/>
    </style:style>
    <style:style style:name="P15" style:family="paragraph" style:parent-style-name="Table_20_Contents">
      <style:paragraph-properties fo:text-align="center" style:justify-single-word="false"/>
      <style:text-properties officeooo:rsid="0069482b" officeooo:paragraph-rsid="006e81f5"/>
    </style:style>
    <style:style style:name="P16" style:family="paragraph" style:parent-style-name="Table_20_Contents">
      <style:text-properties officeooo:paragraph-rsid="006e81f5"/>
    </style:style>
    <style:style style:name="P17" style:family="paragraph" style:parent-style-name="Table_20_Contents">
      <style:text-properties officeooo:rsid="006e81f5" officeooo:paragraph-rsid="006e81f5"/>
    </style:style>
    <style:style style:name="P18" style:family="paragraph" style:parent-style-name="Table_20_Contents">
      <style:paragraph-properties fo:text-align="center" style:justify-single-word="false"/>
      <style:text-properties officeooo:rsid="006e81f5" officeooo:paragraph-rsid="006e81f5"/>
    </style:style>
    <style:style style:name="T1" style:family="text">
      <style:text-properties officeooo:rsid="00674625"/>
    </style:style>
    <style:style style:name="T2" style:family="text">
      <style:text-properties officeooo:rsid="0069482b"/>
    </style:style>
    <style:style style:name="T3" style:family="text">
      <style:text-properties officeooo:rsid="006e81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heading1">Bootstrap3 Essential Training</text:p>
      <text:p text:style-name="_5f_heading3">Installation</text:p>
      <text:p text:style-name="_5f_bodyIndent1">Available through CDN. Also available through customizer</text:p>
      <text:p text:style-name="_5f_bodyIndent1">Page Using CDN links</text:p>
      <text:p text:style-name="_5f_bodyIndent1">Essential code available on Gist at: https://goo.gl/nteWC3</text:p>
      <text:p text:style-name="_5f_heading3">Initial Page Setup</text:p>
      <text:p text:style-name="_5f_heading4">Add the following to the &lt;head&gt; element</text:p>
      <text:p text:style-name="P3">Tell IE to use the edge rendering engine</text:p>
      <text:p text:style-name="_5f_code">&lt;meta http-equiv="X-UA-Compatible" content="IE=edge"&gt;</text:p>
      <text:p text:style-name="P3">Set the Viewport to handle mobile</text:p>
      <text:p text:style-name="_5f_code">&lt;meta name="viewport" content="width=device-width, initial-scale=1"&gt;</text:p>
      <text:p text:style-name="_5f_bodyIndent1">Link to the <text:span text:style-name="T1">minified </text:span>Boostrap CSS</text:p>
      <text:p text:style-name="P11">&lt;link rel="stylesheet" href="https://maxcdn.bootstrapcdn.com/bootstrap/3.3.5/css/bootstrap.min.css"&gt;</text:p>
      <text:p text:style-name="_5f_bodyIndent1">Link to optional theme that gives Bootstrap smoother gradients. If using a flatter design, <text:span text:style-name="T1">leave this out</text:span></text:p>
      <text:p text:style-name="_5f_code">&lt;link rel="stylesheet" href="https://maxcdn.bootstrapcdn.com/bootstrap/3.3.5/css/bootstrap-theme.min.css"&gt;</text:p>
      <text:p text:style-name="P4">If supporting IE8</text:p>
      <text:p text:style-name="_5f_code">&lt;!--[if lt IE 9]&gt;</text:p>
      <text:p text:style-name="_5f_code"><text:s text:c="2"/>&lt;script src="https://oss.maxcdn.com/html5shiv/3.7.2/html5shiv.min.js"&gt;&lt;/script&gt;</text:p>
      <text:p text:style-name="_5f_code"><text:s text:c="2"/>&lt;script src="https://oss.maxcdn.com/respond/1.4.2/respond.min.js"&gt;&lt;/script&gt;</text:p>
      <text:p text:style-name="_5f_code">&lt;![endif]--&gt;</text:p>
      <text:p text:style-name="_5f_heading4">Add the following to the footer before the closing &lt;/body&gt; tag</text:p>
      <text:p text:style-name="P4">Link to jQuery - get the latest version</text:p>
      <text:p text:style-name="_5f_code">&lt;script src="https://ajax.googleapis.com/ajax/libs/jquery/1.11.3/jquery.min.js"&gt;&lt;/script&gt;</text:p>
      <text:p text:style-name="P4">Link to minified Bootscrap Javascript</text:p>
      <text:p text:style-name="_5f_code">&lt;script src="https://maxcdn.bootstrapcdn.com/bootstrap/3.3.5/js/bootstrap.min.js"&gt;&lt;/script&gt;</text:p>
      <text:p text:style-name="P10"/>
      <text:p text:style-name="_5f_bodyIndent1"/>
      <text:p text:style-name="_5f_bodyIndent1"/>
      <text:p text:style-name="P12">The Bootsrap Grid System</text:p>
      <text:p text:style-name="P5">12 column grid accessed through CSS classes</text:p>
      <text:p text:style-name="P5">Three Key Concepts: Containers, Rows, and Columns</text:p>
      <text:p text:style-name="Heading_20_3">Containers</text:p>
      <text:p text:style-name="P5">Class to control layout and add padding</text:p>
      <text:p text:style-name="_5f_heading4">Fluid Container</text:p>
      <text:p text:style-name="P5">Adjust to the size of the <text:span text:style-name="T2">viewport</text:span></text:p>
      <text:p text:style-name="_5f_code">&lt;div class=”container-fluid”&gt;&lt;/div&gt;</text:p>
      <text:p text:style-name="_5f_heading4">Fixed Width Container</text:p>
      <text:p text:style-name="P6">Has a specific size based on the size of the viewport</text:p>
      <text:p text:style-name="P6">15 pixel padding on each size</text:p>
      <text:p text:style-name="P6">Adjusts to media query breakpoi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>
            <text:p text:style-name="Table_20_Contents"/>
          </table:table-cell>
          <table:table-cell office:value-type="string">
            <text:p text:style-name="P14">Extra Small &lt;768px</text:p>
          </table:table-cell>
          <table:table-cell office:value-type="string">
            <text:p text:style-name="P14">Small &gt;= 768px</text:p>
          </table:table-cell>
          <table:table-cell office:value-type="string">
            <text:p text:style-name="P14">Medium &gt;= 992px</text:p>
          </table:table-cell>
          <table:table-cell office:value-type="string">
            <text:p text:style-name="P14">Large &gt;= 1200px</text:p>
          </table:table-cell>
        </table:table-row>
        <table:table-row>
          <table:table-cell office:value-type="string">
            <text:p text:style-name="P13">Width</text:p>
          </table:table-cell>
          <table:table-cell office:value-type="string">
            <text:p text:style-name="P14">Auto</text:p>
          </table:table-cell>
          <table:table-cell office:value-type="string">
            <text:p text:style-name="P14">750px</text:p>
          </table:table-cell>
          <table:table-cell office:value-type="string">
            <text:p text:style-name="P14">970px</text:p>
          </table:table-cell>
          <table:table-cell office:value-type="string">
            <text:p text:style-name="P14">1170px</text:p>
          </table:table-cell>
        </table:table-row>
      </table:table>
      <text:p text:style-name="_5f_bodyIndent1">For a background that covers the full width while the content collapses, use a container in a container'</text:p>
      <text:p text:style-name="P7">The html:</text:p>
      <text:p text:style-name="_5f_code"><text:tab/>&lt;header class="bgimage"&gt;</text:p>
      <text:p text:style-name="_5f_code"><text:tab/><text:tab/>&lt;div class="container"&gt;</text:p>
      <text:p text:style-name="_5f_code"><text:tab/><text:tab/><text:tab/>&lt;h1&gt;Headline&lt;/h1&gt;</text:p>
      <text:p text:style-name="_5f_code"><text:tab/><text:tab/>&lt;/div&gt;<text:tab/><text:tab/></text:p>
      <text:p text:style-name="_5f_code"><text:tab/>&lt;/header&gt;</text:p>
      <text:p text:style-name="P7">The css:</text:p>
      <text:p text:style-name="_5f_code">.bgimage {</text:p>
      <text:p text:style-name="_5f_code"><text:tab/>background-image: url('../images/reptiles.jpg');</text:p>
      <text:p text:style-name="_5f_code"><text:tab/>background-position: center center;</text:p>
      <text:p text:style-name="_5f_code"><text:tab/>background-size: cover;</text:p>
      <text:p text:style-name="_5f_code"><text:tab/>height: 200px;</text:p>
      <text:p text:style-name="_5f_code">}</text:p>
      <text:p text:style-name="P8">Rows</text:p>
      <text:p text:style-name="P8">Horizontal groups of columns</text:p>
      <text:p text:style-name="P8">Place within a container</text:p>
      <text:p text:style-name="P8">Always include columns</text:p>
      <text:p text:style-name="P8">Negates padding added by the container - necessary to align the columns</text:p>
      <text:p text:style-name="P8"><text:soft-page-break/></text:p>
      <text:p text:style-name="_5f_heading3">Columns</text:p>
      <text:p text:style-name="P8">Default gutter is 30px, 15 px on each si<text:span text:style-name="T3">de</text:span></text:p>
      <text:p text:style-name="_5f_heading3">Column Metric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5">Extra Small &lt;768px</text:p>
          </table:table-cell>
          <table:table-cell table:style-name="Table2.A1" office:value-type="string">
            <text:p text:style-name="P15">Small &gt;= 768px</text:p>
          </table:table-cell>
          <table:table-cell table:style-name="Table2.A1" office:value-type="string">
            <text:p text:style-name="P15">Medium &gt;= 992px</text:p>
          </table:table-cell>
          <table:table-cell table:style-name="Table2.A1" office:value-type="string">
            <text:p text:style-name="P15">Large &gt;= 1200px</text:p>
          </table:table-cell>
        </table:table-row>
        <table:table-row>
          <table:table-cell table:style-name="Table2.A1" office:value-type="string">
            <text:p text:style-name="P17">Container</text:p>
          </table:table-cell>
          <table:table-cell table:style-name="Table2.A1" office:value-type="string">
            <text:p text:style-name="P15">Auto</text:p>
          </table:table-cell>
          <table:table-cell table:style-name="Table2.A1" office:value-type="string">
            <text:p text:style-name="P15">750px</text:p>
          </table:table-cell>
          <table:table-cell table:style-name="Table2.A1" office:value-type="string">
            <text:p text:style-name="P15">970px</text:p>
          </table:table-cell>
          <table:table-cell table:style-name="Table2.A1" office:value-type="string">
            <text:p text:style-name="P15">1170px</text:p>
          </table:table-cell>
        </table:table-row>
        <table:table-row>
          <table:table-cell table:style-name="Table2.A1" office:value-type="string">
            <text:p text:style-name="P17">Size</text:p>
          </table:table-cell>
          <table:table-cell table:style-name="Table2.A1" office:value-type="string">
            <text:p text:style-name="_5f_code">.<text:span text:style-name="T3">col-xs</text:span></text:p>
          </table:table-cell>
          <table:table-cell table:style-name="Table2.A1" office:value-type="string">
            <text:p text:style-name="_5f_code">.<text:span text:style-name="T3">col-sm-</text:span></text:p>
          </table:table-cell>
          <table:table-cell table:style-name="Table2.A1" office:value-type="string">
            <text:p text:style-name="_5f_code">.<text:span text:style-name="T3">col-md-</text:span></text:p>
          </table:table-cell>
          <table:table-cell table:style-name="Table2.A1" office:value-type="string">
            <text:p text:style-name="_5f_code">.<text:span text:style-name="T3">col-lg-</text:span></text:p>
          </table:table-cell>
        </table:table-row>
        <table:table-row>
          <table:table-cell table:style-name="Table2.A1" office:value-type="string">
            <text:p text:style-name="P17">Col. Width</text:p>
          </table:table-cell>
          <table:table-cell table:style-name="Table2.A1" office:value-type="string">
            <text:p text:style-name="P18">Auto</text:p>
          </table:table-cell>
          <table:table-cell table:style-name="Table2.A1" office:value-type="string">
            <text:p text:style-name="P18">~62px</text:p>
          </table:table-cell>
          <table:table-cell table:style-name="Table2.A1" office:value-type="string">
            <text:p text:style-name="P18">~81px</text:p>
          </table:table-cell>
          <table:table-cell table:style-name="Table2.A1" office:value-type="string">
            <text:p text:style-name="P18">~97px</text:p>
          </table:table-cell>
        </table:table-row>
      </table:table>
      <text:p text:style-name="P1"/>
      <text:p text:style-name="_5f_heading4">Basic Pattern: col-SIZE-SPAN</text:p>
      <text:p text:style-name="_5f_bodyIndent1">Size: The break point where it stacks into a single column layout</text:p>
      <text:p text:style-name="P9">Span: How many columns in the 12 column grid that the element will span</text:p>
      <text:p text:style-name="P9">If you specify any more than the 12 columns in the default grid, it will wrap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_5f_heading2" style:display-name="_heading2" style:family="paragraph" style:parent-style-name="Heading_20_1" style:default-outline-level="" style:list-style-name="">
      <style:paragraph-properties style:shadow="none"/>
      <style:text-properties fo:font-size="14pt" fo:font-weight="bold" style:font-size-asian="14pt" style:font-weight-asian="bold" style:font-size-complex="14pt" style:font-weight-complex="bold"/>
    </style:style>
    <style:style style:name="_5f_bodyIndent1" style:display-name="_bodyIndent1" style:family="paragraph" style:parent-style-name="Standard">
      <style:paragraph-properties fo:margin-left="0.25in" fo:margin-right="0in" fo:margin-top="0.0799in" fo:margin-bottom="0.0598in" loext:contextual-spacing="false" fo:text-indent="0in" style:auto-text-indent="false"/>
    </style:style>
    <style:style style:name="_5f_bodyBulletIndent1" style:display-name="_bodyBulletIndent1" style:family="paragraph" style:parent-style-name="_5f_bodyIndent1" style:list-style-name="bulletListCustom_5f_indent1" style:master-page-name="">
      <style:paragraph-properties fo:margin-top="0.0598in" fo:margin-bottom="0in" loext:contextual-spacing="false" style:page-number="auto">
        <style:tab-stops/>
      </style:paragraph-properties>
      <style:text-properties officeooo:rsid="000ff556"/>
    </style:style>
    <style:style style:name="_5f_code" style:display-name="_code" style:family="paragraph" style:parent-style-name="_5f_bodyIndent1" style:list-style-name="">
      <loext:graphic-properties draw:fill="none" draw:fill-color="#99ccff"/>
      <style:paragraph-properties fo:margin-left="0.4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heading3" style:display-name="_heading3" style:family="paragraph" style:parent-style-name="Heading_20_1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_5f_heading4" style:display-name="_heading4" style:family="paragraph" style:parent-style-name="_5f_bodyIndent1">
      <style:paragraph-properties fo:margin-top="0.1799in" fo:margin-bottom="0in" loext:contextual-spacing="false"/>
      <style:text-properties style:font-name="Arial" fo:font-family="Arial" style:font-family-generic="swiss" style:font-pitch="variable" fo:font-size="11pt" fo:font-weight="bold" officeooo:rsid="000ff556" style:font-size-asian="11pt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99ccff"/>
      <style:paragraph-properties fo:margin-left="0.0799in" fo:margin-right="0in" fo:margin-top="0.0402in" fo:margin-bottom="0in" loext:contextual-spacing="false" fo:text-indent="0in" style:auto-text-indent="false" fo:background-color="transparent"/>
      <style:text-properties fo:font-size="10.5pt" officeooo:rsid="00475b93" style:font-size-asian="10.5pt" style:font-size-complex="10.5pt"/>
    </style:style>
    <style:style style:name="_5f_codeNoIndent" style:display-name="_codeNoIndent" style:family="paragraph" style:parent-style-name="_5f_code" style:list-style-name="">
      <loext:graphic-properties draw:fill="none" draw:fill-color="#99ccff"/>
      <style:paragraph-properties fo:margin-left="0in" fo:margin-right="0in" fo:margin-top="0.0598in" fo:margin-bottom="0in" loext:contextual-spacing="false" fo:text-indent="0in" style:auto-text-indent="false" fo:background-color="transparent">
        <style:tab-stops>
          <style:tab-stop style:position="0.15in"/>
        </style:tab-stops>
      </style:paragraph-properties>
      <style:text-properties officeooo:rsid="0046c9d3"/>
    </style:style>
    <style:style style:name="_5f_heading1" style:display-name="_heading1" style:family="paragraph" style:parent-style-name="_5f_heading2">
      <style:text-properties fo:font-size="16pt" officeooo:rsid="00625f50" style:font-size-asian="16pt" style:font-size-complex="16pt"/>
    </style:style>
    <style:style style:name="_5f_bodyNoIndent" style:display-name="_bodyNoIndent" style:family="paragraph" style:parent-style-name="_5f_bodyIndent1">
      <loext:graphic-properties draw:fill="none" draw:fill-color="#99ccff"/>
      <style:paragraph-properties fo:margin-left="0in" fo:margin-right="0in" fo:margin-top="0.0799in" fo:margin-bottom="0.0598in" loext:contextual-spacing="false" fo:text-indent="0in" style:auto-text-indent="false" fo:background-color="transparent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codeCharacter" style:family="text">
      <style:text-properties style:font-name="Andale Mono1" fo:font-family="'Andale Mono'" style:font-pitch="fixed" fo:font-size="10pt" style:font-size-asian="10pt" style:font-size-complex="10pt"/>
    </style:style>
    <style:style style:name="emphasisBody" style:family="text">
      <style:text-properties fo:font-style="italic" style:font-style-asian="italic" style:font-style-complex="italic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71659" officeooo:paragraph-rsid="0067165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Bootstrap3 Ess Train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Rainey</meta:initial-creator>
    <meta:creation-date>2010-07-27T15:49:55</meta:creation-date>
    <dc:date>2016-01-12T00:25:58.832250000</dc:date>
    <meta:editing-duration>P9DT14H57M43S</meta:editing-duration>
    <meta:editing-cycles>115</meta:editing-cycles>
    <meta:generator>LibreOffice/5.0.3.2$MacOSX_X86_64 LibreOffice_project/e5f16313668ac592c1bfb310f4390624e3dbfb75</meta:generator>
    <meta:printed-by>William Rainey</meta:printed-by>
    <meta:print-date>2010-08-23T17:08:30</meta:print-date>
    <meta:document-statistic meta:table-count="2" meta:image-count="0" meta:object-count="0" meta:page-count="3" meta:paragraph-count="92" meta:word-count="356" meta:character-count="2742" meta:non-whitespace-character-count="2461"/>
  </office:meta>
</office:document-meta>
</file>